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arial, helvetica, sans-serif"/>
    <style:font-face style:name="Helvetica Condensed" svg:font-family="'Helvetica Condensed'" style:font-pitch="variable"/>
    <style:font-face style:name="Lohit Bengali" svg:font-family="'Lohit Bengali'"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nk about a major theme (for example, coming of age, star-crossed lovers, underdog story, etc.) of a story or movie you enjoyed. Now quickly look to your left! What is the first object that you see? Come up with a metaphor that describes the theme of the story or movie using this object. Explain how the metaphor is relevant to or influences your personal life.</text:p>
      <text:p text:style-name="Standard"/>
      <text:p text:style-name="Standard">“I am home”. In the final scene of the film Gladiator, Maximus said the words as he laid down dying peacefully on the sand of the Colosseum. He soon knocked open the door to the other world. Among vast fields of tall weed, a mother and a child stand in front of a wooden house, waiting for the husband and father back home. For the first and the last time in the movie, Maximus entered the scene. “I am home”, he realized.</text:p>
      <text:p text:style-name="Standard"/>
      <text:p text:style-name="Standard">Every time I watch Gladiator, or listen to the theme song <text:span text:style-name="T1">Now We Are Free</text:span><text:span text:style-name="T2">, I will recall the the vastness of weeds, flowing rhythmically with the touches of wind, with beauty and sorrow. Home is <text:s/>perpetually the softest part of our inside world. I think why Maximus impresses me so hard is not his bravery, not his proficiency of fighting, nor the romantic story line, but the sense of belonging that lingers in his mind and reiterates throughout the movie. He is just a normal man longing for home.</text:span></text:p>
      <text:p text:style-name="Standard"><text:span text:style-name="T2"/></text:p>
      <text:p text:style-name="Standard"><text:span text:style-name="T2">I studied far away from home at the age of 12. The first several days being to a whole new place were the most intolerable. On quiet nights, my eyes often blurred up the unfamiliar neon lights outside the dormitory windows. I felt I didn't belong here, and wanted to leave. Friday was my favorite, because every week I could take the school bus for a 200km ride home. Sunday was gloomy, because in the afternoon I had to go back to school for another 5 days in hell.</text:span></text:p>
      <text:p text:style-name="Standard"><text:span text:style-name="T2"/></text:p>
      <text:p text:style-name="Standard"><text:span text:style-name="T2">But the gradual effect of time lapse was silent yet powerful. I slowly got used to all the stuffs in junior school. I became a senior student, compared with those red faced newcomers. I had a considerable circle of friends, and did well in study. But the feeling at school was still not the same. <text:s/>The relationships were not so close as bonded by blood, and there were so many annoying restrictions exerted on us. When I entered high school, my emotion did not fluctuate so heavily as in junior school. And I got accustomed to the surroundings much faster than before. But the sense of belonging towards home was never reduced with the increase of my adaptability. Although the total time of weekend was decreased and I could only walk 30min to the station to take a coach on Saturday, I still went home as a every-week mission. </text:span></text:p>
      <text:p text:style-name="Standard"><text:span text:style-name="T2"/></text:p>
      <text:p text:style-name="Standard"><text:span text:style-name="T2">Sitting in the coach for the 2-hour voyage, I often enjoyed gazing at trees and fields out of the window, as seeing the cottage inside the vastness of weeds, smelling the warm delicious food, hearing the dear calling from family. But really did I enjoy the weekend so happily as I presumed? Sometimes yes, but the other times no. Because the time I could spend with my family was limited, and once I arrived, I had to worry about departure. “Vastness of weeds” may best exist in our imagination. Expecting is more sweeting and endurable than actual experiencing. Like for Maximus, the happiest time was in the last moment of his life, when he raised his hand to push open the invisible door, smiling like a chi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arial, helvetica, sans-serif"/>
    <style:font-face style:name="Helvetica Condensed" svg:font-family="'Helvetica Condensed'" style:font-pitch="variable"/>
    <style:font-face style:name="Lohit Bengali" svg:font-family="'Lohit Bengali'"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9-02T09:52:24</meta:creation-date>
    <dc:date>2013-09-02T11:58:29</dc:date>
    <dc:creator>csimstu </dc:creator>
    <meta:editing-duration>PT2H4M5S</meta:editing-duration>
    <meta:editing-cycles>235</meta:editing-cycles>
    <meta:generator>LibreOffice/3.5$Linux_X86_64 LibreOffice_project/350m1$Build-2</meta:generator>
    <meta:document-statistic meta:table-count="0" meta:image-count="0" meta:object-count="0" meta:page-count="1" meta:paragraph-count="6" meta:word-count="602" meta:character-count="3293" meta:non-whitespace-character-count="2694"/>
  </office:meta>
</office:document-meta>
</file>